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895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7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7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7"/>
          <table:table-cell table:style-name="ce8" office:value-type="string" calcext:value-type="string" table:number-columns-spanned="1" table:number-rows-spanned="3">
            <office:annotation draw:style-name="gr1" draw:text-style-name="P2" svg:width="8.137cm" svg:height="1.005cm" svg:x="36.143cm" svg:y="0.053cm" draw:caption-point-x="19.589cm" draw:caption-point-y="-0.043cm">
              <dc:date>2020-11-0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8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2">
            <office:annotation draw:style-name="gr2" draw:text-style-name="P2" svg:width="8.319cm" svg:height="1.137cm" svg:x="21.896cm" svg:y="0.132cm" draw:caption-point-x="19.672cm" draw:caption-point-y="0.274cm">
              <dc:date>2020-11-0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8" office:value-type="string" calcext:value-type="string" table:number-columns-spanned="1" table:number-rows-spanned="2">
            <office:annotation draw:style-name="gr3" draw:text-style-name="P2" svg:width="8.445cm" svg:height="1.031cm" svg:x="24.277cm" svg:y="0.132cm" draw:caption-point-x="19.755cm" draw:caption-point-y="0.274cm">
              <dc:date>2020-11-0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8" office:value-type="string" calcext:value-type="string" table:number-columns-spanned="1" table:number-rows-spanned="2">
            <office:annotation draw:style-name="gr4" draw:text-style-name="P2" svg:width="8.543cm" svg:height="0.74cm" svg:x="26.103cm" svg:y="0.132cm" draw:caption-point-x="19.861cm" draw:caption-point-y="0.274cm">
              <dc:date>2020-11-06T00:00:00</dc:date>
              <text:p text:style-name="P1"><text:span text:style-name="T1">9 Total dos rendimentos brutos pagos no mês.</text:span></text:p>
            </office:annotation>
            <text:p>Total de Rendimentos Brutos<text:span text:style-name="T4">9</text:span></text:p>
          </table:table-cell>
          <table:table-cell table:style-name="ce8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office:annotation draw:style-name="gr5" draw:text-style-name="P2" svg:width="6.538cm" svg:height="0.634cm" svg:x="34.355cm" svg:y="0.132cm" draw:caption-point-x="19.669cm" draw:caption-point-y="0.274cm">
              <dc:date>2020-11-06T00:00:00</dc:date>
              <text:p text:style-name="P1"><text:span text:style-name="T1">13 Total dos Descontos efetuados no mês.</text:span></text:p>
            </office:annotation>
            <text:p>Total de Descontos<text:span text:style-name="T4">13</text:span></text:p>
          </table:table-cell>
          <table:covered-table-cell table:style-name="ce8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cm" svg:height="1.694cm" svg:x="9.171cm" svg:y="0.528cm" draw:caption-point-x="20.187cm" draw:caption-point-y="0.275cm">
              <dc:date>2020-11-0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4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1cm" svg:y="0.528cm" draw:caption-point-x="19.826cm" draw:caption-point-y="0.275cm">
              <dc:date>2020-11-0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4cm" svg:y="0.528cm" draw:caption-point-x="19.925cm" draw:caption-point-y="0.275cm">
              <dc:date>2020-11-0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88cm" svg:y="0.528cm" draw:caption-point-x="19.966cm" draw:caption-point-y="0.275cm">
              <dc:date>2020-11-0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2cm" svg:y="0.528cm" draw:caption-point-x="19.645cm" draw:caption-point-y="0.275cm">
              <dc:date>2020-11-0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4">5</text:span></text:p>
          </table:table-cell>
          <table:table-cell table:style-name="ce1" office:value-type="string" calcext:value-type="string">
            <office:annotation draw:style-name="gr10" draw:text-style-name="P2" svg:width="8.21cm" svg:height="2.144cm" svg:x="19.593cm" svg:y="0.528cm" draw:caption-point-x="19.65cm" draw:caption-point-y="0.275cm">
              <dc:date>2020-11-0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8"/>
          <table:table-cell table:style-name="ce1" office:value-type="string" calcext:value-type="string">
            <office:annotation draw:style-name="gr7" draw:text-style-name="P2" svg:width="8.075cm" svg:height="1.403cm" svg:x="28.915cm" svg:y="0.528cm" draw:caption-point-x="19.343cm" draw:caption-point-y="0.275cm">
              <dc:date>2020-11-0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1" office:value-type="string" calcext:value-type="string">
            <office:annotation draw:style-name="gr11" draw:text-style-name="P2" svg:width="5.055cm" svg:height="0.635cm" svg:x="30.241cm" svg:y="0.528cm" draw:caption-point-x="19.725cm" draw:caption-point-y="0.275cm">
              <dc:date>2020-11-06T00:00:00</dc:date>
              <text:p text:style-name="P1"><text:span text:style-name="T1">11 Imposto de Renda na Fonte.</text:span></text:p>
            </office:annotation>
            <text:p>Imposto de Renda<text:span text:style-name="T4">11</text:span></text:p>
          </table:table-cell>
          <table:table-cell table:style-name="ce1" office:value-type="string" calcext:value-type="string">
            <office:annotation draw:style-name="gr7" draw:text-style-name="P2" svg:width="8.066cm" svg:height="1.403cm" svg:x="32.563cm" svg:y="0.528cm" draw:caption-point-x="19.698cm" draw:caption-point-y="0.275cm">
              <dc:date>2020-11-0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8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string" calcext:value-type="string">
            <text:p>DIANA MARIA SILVA BRAU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IRIGUI</text:p>
          </table:table-cell>
          <table:table-cell table:style-name="ce6" office:value-type="float" office:value="32004.65" calcext:value-type="float">
            <text:p><text:s/>32.004,65 </text:p>
          </table:table-cell>
          <table:table-cell table:number-columns-repeated="6" table:style-name="ce6" office:value-type="float" office:value="0" calcext:value-type="float">
            <text:p><text:s/>- </text:p>
          </table:table-cell>
          <table:table-cell table:style-name="ce6" office:value-type="float" office:value="14224.28" calcext:value-type="float">
            <text:p><text:s/>14.224,28 </text:p>
          </table:table-cell>
          <table:table-cell table:style-name="ce6" office:value-type="float" office:value="46228.93" calcext:value-type="float">
            <text:p><text:s/>46.228,93 </text:p>
          </table:table-cell>
          <table:table-cell table:style-name="ce6" office:value-type="float" office:value="4144.57" calcext:value-type="float">
            <text:p><text:s/>4.144,57 </text:p>
          </table:table-cell>
          <table:table-cell table:style-name="ce6" office:value-type="float" office:value="6792.16" calcext:value-type="float">
            <text:p><text:s/>6.792,16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6" office:value-type="float" office:value="10936.73" calcext:value-type="float">
            <text:p><text:s/>10.936,73 </text:p>
          </table:table-cell>
          <table:table-cell table:style-name="ce6" office:value-type="float" office:value="35292.2" calcext:value-type="float">
            <text:p><text:s/>35.292,20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5/10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Remuneração do cargo efetivo - Vencimento, GAMPU, V.P.I., Adicionais de Qualificação, G.A.E. e G.A.S., além de outras desta naturez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1</text:span><text:span text:style-name="T3"> Imposto de Renda na Fonte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3" table:number-rows-repeated="9269">
          <table:table-cell table:style-name="ce3"/>
          <table:table-cell table:number-columns-repeated="1023"/>
        </table:table-row>
        <table:table-row table:style-name="ro3" table:number-rows-repeated="10392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35:13.8359552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9:19.939000000</meta:creation-date>
    <dc:date>2021-02-03T09:36:28.199615751</dc:date>
    <meta:editing-duration>PT5M57S</meta:editing-duration>
    <meta:editing-cycles>3</meta:editing-cycles>
    <meta:generator>LibreOffice/6.4.4.2$Linux_X86_64 LibreOffice_project/40$Build-2</meta:generator>
    <meta:document-statistic meta:table-count="1" meta:cell-count="56" meta:object-count="0"/>
  </office:meta>
</office:document-meta>
</file>